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Table1" style:family="table">
      <style:table-properties style:width="5.0903in" table:align="center"/>
    </style:style>
    <style:style style:name="Table1.A" style:family="table-column">
      <style:table-column-properties style:column-width="5.0903in"/>
    </style:style>
    <style:style style:name="Table1.1" style:family="table-row">
      <style:table-row-properties style:min-row-height="2.9799in"/>
    </style:style>
    <style:style style:name="Table1.A1" style:family="table-cell">
      <style:table-cell-properties style:vertical-align="middle" fo:padding="0.0403in" fo:border="0.0139in solid #000000"/>
    </style:style>
    <style:style style:name="Table2" style:family="table">
      <style:table-properties style:width="3.0903in" table:align="center"/>
    </style:style>
    <style:style style:name="Table2.A" style:family="table-column">
      <style:table-column-properties style:column-width="3.0903in"/>
    </style:style>
    <style:style style:name="Table2.1" style:family="table-row">
      <style:table-row-properties style:min-row-height="0.8799in"/>
    </style:style>
    <style:style style:name="Table2.A1" style:family="table-cell">
      <style:table-cell-properties style:vertical-align="middle" fo:padding="0.0299in" fo:border="0.0139in solid #000000"/>
    </style:style>
    <style:style style:name="Table3" style:family="table">
      <style:table-properties style:width="7.1299in" table:align="center"/>
    </style:style>
    <style:style style:name="Table3.A" style:family="table-column">
      <style:table-column-properties style:column-width="7.1299in"/>
    </style:style>
    <style:style style:name="Table3.1" style:family="table-row">
      <style:table-row-properties style:min-row-height="1.0701in"/>
    </style:style>
    <style:style style:name="Table3.A1" style:family="table-cell">
      <style:table-cell-properties style:vertical-align="middle" fo:padding="0.0299in" fo:border="0.0139in solid #000000"/>
    </style:style>
    <style:style style:name="Table4" style:family="table">
      <style:table-properties style:width="3.9903in" table:align="center"/>
    </style:style>
    <style:style style:name="Table4.A" style:family="table-column">
      <style:table-column-properties style:column-width="3.9903in"/>
    </style:style>
    <style:style style:name="Table4.1" style:family="table-row">
      <style:table-row-properties style:min-row-height="0.5097in"/>
    </style:style>
    <style:style style:name="Table4.A1" style:family="table-cell">
      <style:table-cell-properties style:vertical-align="middle" fo:padding="0.0299in" fo:border="0.0139in solid #000000"/>
    </style:style>
    <style:style style:name="Table5" style:family="table">
      <style:table-properties style:width="5.6201in" table:align="center"/>
    </style:style>
    <style:style style:name="Table5.A" style:family="table-column">
      <style:table-column-properties style:column-width="5.6201in"/>
    </style:style>
    <style:style style:name="Table5.A1" style:family="table-cell">
      <style:table-cell-properties fo:padding="0.0403in" fo:border="0.0139in solid #000000"/>
    </style:style>
    <style:style style:name="Table6" style:family="table">
      <style:table-properties style:width="5.0903in" table:align="center"/>
    </style:style>
    <style:style style:name="Table6.A" style:family="table-column">
      <style:table-column-properties style:column-width="5.0903in"/>
    </style:style>
    <style:style style:name="Table6.A1" style:family="table-cell">
      <style:table-cell-properties fo:padding="0.0403in" fo:border="0.0139in solid #000000"/>
    </style:style>
    <style:style style:name="Table7" style:family="table">
      <style:table-properties style:width="4.3403in" table:align="center"/>
    </style:style>
    <style:style style:name="Table7.A" style:family="table-column">
      <style:table-column-properties style:column-width="4.3403in"/>
    </style:style>
    <style:style style:name="Table7.1" style:family="table-row">
      <style:table-row-properties style:min-row-height="1.9201in"/>
    </style:style>
    <style:style style:name="Table7.A1" style:family="table-cell">
      <style:table-cell-properties style:vertical-align="middle" fo:padding="0.0299in" fo:border="0.0139in solid #000000"/>
    </style:style>
    <style:style style:name="Table8" style:family="table">
      <style:table-properties style:width="4.3201in" table:align="center"/>
    </style:style>
    <style:style style:name="Table8.A" style:family="table-column">
      <style:table-column-properties style:column-width="4.3201in"/>
    </style:style>
    <style:style style:name="Table8.1" style:family="table-row">
      <style:table-row-properties style:min-row-height="1.5299in"/>
    </style:style>
    <style:style style:name="Table8.A1" style:family="table-cell">
      <style:table-cell-properties style:vertical-align="middle" fo:padding="0.0299in" fo:border="0.0139in solid #000000"/>
    </style:style>
    <style:style style:name="Table9" style:family="table">
      <style:table-properties style:width="4.7333in" table:align="center"/>
    </style:style>
    <style:style style:name="Table9.A" style:family="table-column">
      <style:table-column-properties style:column-width="4.7333in"/>
    </style:style>
    <style:style style:name="Table9.A1" style:family="table-cell">
      <style:table-cell-properties style:vertical-align="middle" fo:padding="0.0299in" fo:border="0.0139in solid #000000"/>
    </style:style>
    <style:style style:name="Table10" style:family="table">
      <style:table-properties style:width="3.966in" table:align="center"/>
    </style:style>
    <style:style style:name="Table10.A" style:family="table-column">
      <style:table-column-properties style:column-width="3.966in"/>
    </style:style>
    <style:style style:name="Table10.A1" style:family="table-cell">
      <style:table-cell-properties style:vertical-align="middle" fo:padding="0.0299in" fo:border="0.0139in solid #000000"/>
    </style:style>
    <style:style style:name="Table11" style:family="table">
      <style:table-properties style:width="4.0521in" table:align="center"/>
    </style:style>
    <style:style style:name="Table11.A" style:family="table-column">
      <style:table-column-properties style:column-width="4.0521in"/>
    </style:style>
    <style:style style:name="Table11.A1" style:family="table-cell">
      <style:table-cell-properties style:vertical-align="middle" fo:padding="0.0299in" fo:border="0.0139in solid #000000"/>
    </style:style>
    <style:style style:name="P1" style:family="paragraph" style:parent-style-name="Text_20_body" style:master-page-name="HTML">
      <style:paragraph-properties fo:margin-top="0in" fo:margin-bottom="0in" fo:text-align="center" style:justify-single-word="false"/>
      <style:text-properties style:font-name="Times New Roman1"/>
    </style:style>
    <style:style style:name="P2" style:family="paragraph" style:parent-style-name="Heading_20_3">
      <style:paragraph-properties fo:text-align="center" style:justify-single-word="false"/>
      <style:text-properties style:font-name="Times New Roman1" fo:background-color="#ffff66"/>
    </style:style>
    <style:style style:name="P3" style:family="paragraph" style:parent-style-name="Text_20_body">
      <style:paragraph-properties fo:margin-top="0in" fo:margin-bottom="0in"/>
      <style:text-properties style:font-name="Times New Roman1"/>
    </style:style>
    <style:style style:name="P4" style:family="paragraph" style:parent-style-name="Text_20_body">
      <style:paragraph-properties fo:margin-top="0in" fo:margin-bottom="0in"/>
      <style:text-properties style:font-name="Times New Roman1" fo:font-size="10pt"/>
    </style:style>
    <style:style style:name="P5" style:family="paragraph" style:parent-style-name="Text_20_body">
      <style:paragraph-properties fo:margin-top="0in" fo:margin-bottom="0in"/>
      <style:text-properties fo:font-size="10pt"/>
    </style:style>
    <style:style style:name="P6" style:family="paragraph" style:parent-style-name="Text_20_body">
      <style:paragraph-properties fo:margin-top="0in" fo:margin-bottom="0.1965in"/>
      <style:text-properties style:font-name="Times New Roman1"/>
    </style:style>
    <style:style style:name="P7" style:family="paragraph" style:parent-style-name="Text_20_body">
      <style:paragraph-properties fo:margin-top="0in" fo:margin-bottom="0.1965in"/>
    </style:style>
    <style:style style:name="P8" style:family="paragraph" style:parent-style-name="Text_20_body">
      <style:paragraph-properties fo:margin-top="0in" fo:margin-bottom="0.1965in"/>
      <style:text-properties fo:font-size="10pt"/>
    </style:style>
    <style:style style:name="P9" style:family="paragraph" style:parent-style-name="Heading_20_2">
      <style:paragraph-properties fo:text-align="center" style:justify-single-word="false"/>
      <style:text-properties style:font-name="Times New Roman1" fo:font-size="10pt"/>
    </style:style>
    <style:style style:name="P10" style:family="paragraph" style:parent-style-name="Text_20_body">
      <style:paragraph-properties fo:margin-top="0in" fo:margin-bottom="0in" fo:text-align="center" style:justify-single-word="false"/>
      <style:text-properties style:font-name="Times New Roman1"/>
    </style:style>
    <style:style style:name="P11" style:family="paragraph" style:parent-style-name="Text_20_body">
      <style:paragraph-properties fo:margin-top="0in" fo:margin-bottom="0.1965in" fo:text-align="center" style:justify-single-word="false"/>
      <style:text-properties style:font-name="Times New Roman1" fo:font-size="10pt" fo:font-weight="bold"/>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1965in"/>
      <style:text-properties style:font-name="Times New Roman1" fo:font-size="10pt"/>
    </style:style>
    <style:style style:name="P14" style:family="paragraph" style:parent-style-name="Standard">
      <style:paragraph-properties fo:margin-top="0in" fo:margin-bottom="0in"/>
      <style:text-properties fo:font-size="2pt" style:font-size-asian="2pt" style:font-size-complex="2pt"/>
    </style:style>
    <style:style style:name="P15" style:family="paragraph" style:parent-style-name="Table_20_Contents">
      <style:text-properties fo:font-size="10pt"/>
    </style:style>
    <style:style style:name="P16" style:family="paragraph" style:parent-style-name="Text_20_body">
      <style:paragraph-properties fo:margin-top="0in" fo:margin-bottom="0in"/>
      <style:text-properties style:font-name="Times New Roman1" fo:font-size="10pt" fo:font-weight="bold"/>
    </style:style>
    <style:style style:name="P17" style:family="paragraph" style:parent-style-name="Table_20_Contents">
      <style:paragraph-properties fo:margin-top="0in" fo:margin-bottom="0.1965in"/>
    </style:style>
    <style:style style:name="P18" style:family="paragraph" style:parent-style-name="Table_20_Contents">
      <style:paragraph-properties fo:margin-top="0in" fo:margin-bottom="0.1965in"/>
      <style:text-properties fo:font-size="10pt"/>
    </style:style>
    <style:style style:name="T1" style:family="text">
      <style:text-properties fo:font-size="13pt" fo:font-weight="bold"/>
    </style:style>
    <style:style style:name="T2" style:family="text">
      <style:text-properties fo:color="#ff0000" fo:font-size="10pt"/>
    </style:style>
    <style:style style:name="T3" style:family="text">
      <style:text-properties fo:font-size="11pt" fo:font-weight="bold"/>
    </style:style>
    <style:style style:name="T4" style:family="text">
      <style:text-properties fo:font-size="10pt"/>
    </style:style>
    <style:style style:name="T5" style:family="text">
      <style:text-properties fo:font-size="10pt" fo:font-style="italic"/>
    </style:style>
    <style:style style:name="T6" style:family="text">
      <style:text-properties fo:font-size="10pt" fo:font-weight="bold"/>
    </style:style>
    <style:style style:name="T7" style:family="text">
      <style:text-properties fo:font-size="10pt"/>
    </style:style>
    <style:style style:name="T8" style:family="text">
      <style:text-properties fo:color="#ff0000" fo:font-size="10pt" fo:background-color="#ffff66"/>
    </style:style>
    <style:style style:name="T9" style:family="text">
      <style:text-properties fo:font-size="10pt" fo:font-style="italic" fo:font-weight="bold"/>
    </style:style>
    <style:style style:name="T10" style:family="text">
      <style:text-properties fo:background-color="#ffffff"/>
    </style:style>
    <style:style style:name="T11" style:family="text">
      <style:text-properties fo:font-style="italic" fo:font-weight="bold"/>
    </style:style>
    <style:style style:name="T12" style:family="text">
      <style:text-properties fo:font-weight="bold"/>
    </style:style>
    <style:style style:name="T13" style:family="text">
      <style:text-properties fo:font-weight="bold" fo:background-color="#ffff66"/>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ctivity creation example.</text:span> </text:p>
      <text:h text:style-name="P2" text:outline-level="3"><text:span text:style-name="T2">( Beware that this document is under development and might not be correct)</text:span> </text:h>
      <text:p text:style-name="P3"><text:span text:style-name="T3">What this howto covers:</text:span> </text:p>
      <text:p text:style-name="P4">Explanation on how to create a Childsplay_sp (CP) activity.</text:p>
      <text:p text:style-name="P4">I will show some of the powerful objects you can use and how they make it easier to develop an activity.</text:p>
      <text:p text:style-name="P3"><text:span text:style-name="T4">Besides the mandatory class and methods you can use any kind of Python code you want, but you should consider</text:span> </text:p>
      <text:p text:style-name="P3"><text:span text:style-name="T4">to follow the designs of the existing activities.</text:span> </text:p>
      <text:p text:style-name="P3"><text:span text:style-name="T4">You can always get help and additional information at the projects mailinglist:</text:span> </text:p>
      <text:p text:style-name="P4">https://lists.sourceforge.net/lists/listinfo/schoolsplay-devel</text:p>
      <text:p text:style-name="P5"/>
      <text:p text:style-name="P3"><text:span text:style-name="T3">What this howto doesn't cover:</text:span> </text:p>
      <text:p text:style-name="P3"><text:span text:style-name="T4">This howto will only explain how to develop an activity for CP. You should be familiar with Python and Python classes and some understanding of OOP (Object Oriented Programming).</text:span> </text:p>
      <text:p text:style-name="P3"><text:span text:style-name="T4">You might also want to read the Pygame docs as CP uses Pygame to draw on the screen.</text:span> </text:p>
      <text:p text:style-name="P4">I will not explain Python/Pygame programming details. </text:p>
      <text:p text:style-name="P4">Another good source of information are the memory activities, these activities are relatively simple and are easy to follow. I've also included some remarks and doc strings to explain what going on. </text:p>
      <text:p text:style-name="P5"/>
      <text:p text:style-name="P3"><text:span text:style-name="T3">Copyright and License:</text:span> </text:p>
      <text:p text:style-name="P6"><text:span text:style-name="T4">Copyright (c) 2006-2007 Stas Zytkiewicz &lt;stas.zytkiewicz@gmail.com&gt;</text:span> </text:p>
      <text:p text:style-name="P7"><text:span text:style-name="T4">Permission is granted to copy, distribute and/or modify this document under the terms of the GNU Free Documentation License, Version 1.2 or any later version published by the Free Software Foundation; with no Invariant Sections, with no Front-Cover Texts, and with no Back-Cover Texts. A copy of the license is provided in file 'copyright.txt' and at </text:span><text:a xlink:type="simple" xlink:href="http://www.gnu.org/licenses/fdl.html"><text:span text:style-name="T5">GNU Free Documentation License</text:span></text:a><text:span text:style-name="T4">.</text:span></text:p>
      <text:p text:style-name="P8"/>
      <text:h text:style-name="P9" text:outline-level="2">How to develop an activity for Childsplay_sp</text:h>
      <text:p text:style-name="P5"/>
      <text:p text:style-name="P10"><text:span text:style-name="T6">I will describe the creation of the 'fallingletters' activity currently part of Childsplay_sp &gt;= 0.8</text:span> </text:p>
      <text:p text:style-name="P11">As 'fallingletters' is an existing activity you must use another name of course.</text:p>
      <text:p text:style-name="P5"/>
      <text:p text:style-name="P5"/>
      <text:p text:style-name="P3"><text:span text:style-name="T6">Setup for developing.</text:span> </text:p>
      <text:p text:style-name="P3"><text:span text:style-name="T4">You must download the original childsplay_sp source code from the schoolsplay download page, version &gt;= 0.8.</text:span> </text:p>
      <text:p text:style-name="P3"><text:span text:style-name="T4">http://sourceforge.net/project/showfiles.php?group_id=181294</text:span> </text:p>
      <text:p text:style-name="P3"><text:span text:style-name="T4">Unpack it and install it, as root, by doing: python setup.py install.</text:span> </text:p>
      <text:p text:style-name="P3"><text:span text:style-name="T4">Now remove the unpacked directory and unpack the tarball for a second time but this time in your home directory as a normal user.</text:span> </text:p>
      <text:p text:style-name="P4">From this point on we do everything as a regular user, no need for root anymore.</text:p>
      <text:p text:style-name="P3"><text:span text:style-name="T4">We will run CP from inside the source directory so that we doesn't need to change the installed stuff.</text:span> </text:p>
      <text:p text:style-name="P4">The reason that you must install CP is that while running from the source directory some core components must be installed.</text:p>
      <text:p text:style-name="P3"><text:span text:style-name="T4">Now download also the 'activity_dev' package, it contains a few small files needed to setup some initial files and dbase settings.</text:span> </text:p>
      <text:p text:style-name="P12"><text:span text:style-name="T4">You can get the 'activity_dev' package at </text:span><text:bookmark text:name="rp3:"/><text:a xlink:type="simple" xlink:href="http://schoolsplay.sf.net/activity_dev.tar.gz" office:target-frame-name="_blank" xlink:show="new"><text:span text:style-name="T7">activity_dev.tar.gz</text:span></text:a> </text:p>
      <text:p text:style-name="P5"/>
      <text:p text:style-name="P3"><text:span text:style-name="T4">Unpack the dev package and inside you'll find 'CreateTemplate.py', 'rawtemplate.py', 'MakeApiDocs.sh', 'childsplay_cp_local.py', SPBasePaths.py and 'template.icon.png'.</text:span> </text:p>
      <text:p text:style-name="P3"><text:span text:style-name="T4">Copy these files to the CP source directory.</text:span> </text:p>
      <text:p text:style-name="P3"><text:span text:style-name="T4">You should use the MakeApiDocs.sh script to generate API docs which describes the CP API. Make sure you have 'epydoc' installed.</text:span> </text:p>
      <text:p text:style-name="P3"><text:span text:style-name="T4">(epydoc is part of all GNU/Linux distro's)</text:span> </text:p>
      <text:p text:style-name="P3"><text:span text:style-name="T4">'rawtemplate.py' is a file uses by the 'CreateTemplate.py' to generate a skeleton activity module and the 'template.icon.png' can be used</text:span> </text:p>
      <text:p text:style-name="P4">as a temporary menu icon. 'childsplay_sp_local' is used to run childsplay from the source directory.</text:p>
      <text:p text:style-name="P5"/>
      <text:p text:style-name="P13">Make sure you don't (re)install CP from this altered source tree. Use it only to develop the activity. </text:p>
      <text:p text:style-name="P3"><text:span text:style-name="T4">If you want to install CP on your system use the original tarball.</text:span> </text:p>
      <text:p text:style-name="P7"><text:span text:style-name="T4"><text:line-break/></text:span><text:span text:style-name="T6">Create the activity skeleton module.</text:span> <text:span text:style-name="T4"><text:line-break/>From this point on I assuming your in the CP source directory.<text:line-break/>Now start the 'CreateTemplate.py' script which will generate a activity module file for you as well as add all the necessary database tables to the database<text:line-break/>and also adds an entry in the menu XML file. (</text:span><text:span text:style-name="T8">Don't use 'fallingletters' as the name</text:span><text:span text:style-name="T4">)<text:line-break/>The script will ask you some questions and you can always type 'q' to quit  the script.<text:line-break/>Please read the  explanation  the script provides with each question and don't worry if you mess things up just deletes the source directory and unpack<text:line-break/>it again.<text:line-break/><text:line-break/></text:span><text:span text:style-name="T9">$ python CreateTemplate.py</text:span></text:p>
      <text:p text:style-name="P14"><text:bookmark text:name="zn48"/></text:p>
      <table:table table:name="Table1" table:style-name="Table1">
        <table:table-column table:style-name="Table1.A"/>
        <table:table-row table:style-name="Table1.1">
          <table:table-cell table:style-name="Table1.A1" office:value-type="string">
            <text:p text:style-name="P15">=== Activity name ===<text:line-break/>......<text:line-break/>Give the name of the activity: fallingletters<text:line-break/>(name checking)<text:line-break/>.....<text:line-break/>=== Menu icon ===<text:line-break/>.....<text:line-break/>Give the image path :template.icon.png<text:line-break/>.....<text:line-break/>=== Developers info ===<text:line-break/>.....<text:line-break/>Give your name : Stas Zytkiewicz<text:line-break/>.....<text:line-break/>Give your email address: stas.zytkiewicz@gmail.com<text:line-break/>....<text:line-break/>=== Database tables and columns ===<text:line-break/>.....<text:line-break/>How many columns do you want to add to the dbase table? : 1   <text:line-break/>Give the name of additional column 1: missedletters<text:line-break/>Give the type for the column [integer or string i/s]: i<text:line-break/><text:line-break/>=== Generating template and dbase table<text:line-break/>These are the values I will use to create/alter the various modules.<text:line-break/>....<text:line-break/>....<text:line-break/><text:line-break/>Are these correct? [y/n]y<text:line-break/><text:line-break/>(Now the script will generate files and the dbase table)</text:p>
          </table:table-cell>
        </table:table-row>
      </table:table>
      <text:p text:style-name="P7"><text:span text:style-name="T4"><text:line-break/>It's very important that you read carefully the output that's generated, especially the part about the manual changes you must make in the<text:line-break/>menu file.<text:line-break/>Also keep an eye on anything that would indicate an error. If all went well you now have a file called 'fallingletters.py' inside /lib and an empty<text:line-break/>directory 'FallinglettersData' in /lib/CPData.<text:line-break/>This 'FallinglettersData' is the place to store all the additional content your activity needs like images or sounds.<text:line-break/>If you've already have setup Openoffice to handle the CP database you can familiarize  yourself with the new table and the other used by the CPC.<text:line-break/>(See the wiki on how to setup OpenOffice-base: </text:span><text:bookmark text:name="khas"/><text:a xlink:type="simple" xlink:href="http://schoolsplay.wikidot.com/howtoopendatabaselinux" office:target-frame-name="_blank" xlink:show="new"><text:span text:style-name="T7">howtoopendatabaselinux</text:span></text:a> <text:span text:style-name="T4">)<text:line-break/><text:line-break/></text:span><text:span text:style-name="T6">The menu file</text:span><text:span text:style-name="T4"><text:line-break/>Use an editor to edit the /lib/SPData/menu/default/SP_menu.xml file. (use a position that isn't used yet)<text:line-break/>The icon which path you given in the CreateTemplate.py script is renamed to the name of your activity.<text:line-break/>Change the position node for the new activity like this:</text:span></text:p>
      <text:p text:style-name="P14"><text:bookmark text:name="f85t"/></text:p>
      <table:table table:name="Table2" table:style-name="Table2">
        <table:table-column table:style-name="Table2.A"/>
        <table:table-row table:style-name="Table2.1">
          <table:table-cell table:style-name="Table2.A1" office:value-type="string">
            <text:p text:style-name="Table_20_Contents"><text:span text:style-name="T4">.... <text:line-break/>&lt;menuitem file="fallingletters.icon.png"&gt;<text:line-break/>    &lt;activity&gt;fallingletters&lt;/activity&gt;<text:line-break/>    &lt;position&gt;280,130&lt;/position&gt;<text:line-break/>  &lt;/menuitem&gt;<text:line-break/>.....</text:span></text:p>
          </table:table-cell>
        </table:table-row>
      </table:table>
      <text:p text:style-name="P13"><text:line-break/>Now your ready to start Childsplay and test your new activity.<text:line-break/>Start an Xterm, go into the childsplay <text:span text:style-name="T10">source directory and type:</text:span> (without $)<text:line-break/><text:span text:style-name="T11">$ python childsplay_sp_local.py  </text:span>[Enter]<text:line-break/><text:line-break/>You might want to resize your Xterm to a width of about 110 characters to get a better layout for the log messages.<text:line-break/><text:line-break/>The login window will be displayed, just hit the login button and the menu is displayed. You will see a icon with a piece of paper and a wrench.<text:line-break/>That's the icon linked to your new activity, hit it and keep an eye on the Xterm for error messages.<text:line-break/>The following error message can be disregarded and is 'normal' because we run from sources:</text:p>
      <text:p text:style-name="P14"><text:bookmark text:name="ol1l"/></text:p>
      <table:table table:name="Table3" table:style-name="Table3">
        <table:table-column table:style-name="Table3.A"/>
        <table:table-row table:style-name="Table3.1">
          <table:table-cell table:style-name="Table3.A1" office:value-type="string">
            <text:p text:style-name="P15">2007-10-18 10:19:24,672 - schoolsplay.SPMainCore.MainCoreGui - ERROR - Error loading activity fallingletters<text:line-break/>Traceback (most recent call last):<text:line-break/>  File "/home/stas/childsplay_sp-0.8/SPMainCore.py", line 269, in load_activity<text:line-break/>    globals(), locals(),[str(name)]),name)<text:line-break/>AttributeError: 'module' object has no attribute 'fallingletters'<text:line-break/>2007-10-18 10:19:24,686 - schoolsplay.SPMainCore.MainCoreGui - DEBUG - Failed to load activity, perhaps we running from source, trying to import activity from cwd</text:p>
          </table:table-cell>
        </table:table-row>
      </table:table>
      <text:p text:style-name="P7"><text:span text:style-name="T4"><text:line-break/>If all goes well you will see a text displayed asking you to hit the 'stop' button.<text:line-break/>Congratulations you've just created your first Childsplay activity!<text:line-break/>It' not a very interesting activity but at least your setup is sound.<text:line-break/><text:line-break/></text:span><text:span text:style-name="T6">The activity template.</text:span><text:span text:style-name="T4"><text:line-break/>Now start you favorite Python IDE or editor and open /lib/fallingletters.py. (replace 'fallingletters' with your activity name of course)<text:line-break/>At the top of the module you notice a copyright notice with your name and email address.</text:span></text:p>
      <text:p text:style-name="P3"><text:span text:style-name="T4">One important thing to notice is the license, it's the GPLv3, everything in  CP or Schoolsplay is licensed under the GPLv3.</text:span> </text:p>
      <text:p text:style-name="P4"><text:span text:style-name="T12">If you don't want to use GPLv3 or want to use a different license then you can't use CP, Schoolsplay or parts of it</text:span>.</text:p>
      <text:p text:style-name="P4">Don't bother to contact me about it. I'm a free software developer for about 25 years and I'm not going to change.</text:p>
      <text:p text:style-name="P13"/>
      <text:p text:style-name="P3"><text:span text:style-name="T4">If your still reading this we can proceed :-)</text:span> </text:p>
      <text:p text:style-name="P13"/>
      <text:p text:style-name="P3"><text:span text:style-name="T4">You will also notice that there are already a few 'logger' objects defined. You should use the SP loggers and not use loggers of your own or print statements.</text:span> </text:p>
      <text:p text:style-name="P4">See the  Activity_Layout_Howto 'logging' section for possible log levels.</text:p>
      <text:p text:style-name="P5"/>
      <text:p text:style-name="P14"><text:bookmark text:name="h9gn"/></text:p>
      <table:table table:name="Table4" table:style-name="Table4">
        <table:table-column table:style-name="Table4.A"/>
        <table:table-row table:style-name="Table4.1">
          <table:table-cell table:style-name="Table4.A1" office:value-type="string">
            <text:p text:style-name="P15">...<text:line-break/>module_logger = logging.getLogger("schoolsplay.fallingletters")<text:line-break/>.....<text:line-break/>class Activity:<text:line-break/>.....<text:line-break/>    def __init__(self,SPGoodies):<text:line-break/>       self.logger =  logging.getLogger("schoolsplay.fallingletters.Activity")<text:line-break/>       self.logger.info("Activity started")<text:line-break/>.....</text:p>
          </table:table-cell>
        </table:table-row>
      </table:table>
      <text:p text:style-name="P13"/>
      <text:p text:style-name="P16">The Activity class.</text:p>
      <text:p text:style-name="P3"><text:span text:style-name="T4">The Activity class is constructed and passed a class object that provides methods and references to parts of the CPC.</text:span> </text:p>
      <text:p text:style-name="P3"><text:span text:style-name="T4">See the API docs for details about the SPGoodies class or just call 'print dir(SPGoodies)'.</text:span> </text:p>
      <text:p text:style-name="P5"/>
      <text:p text:style-name="P3"><text:span text:style-name="T4">All the methods defined in this class are mandatory and may not be removed even if you don't use them, the SPC expects them to be present.</text:span> </text:p>
      <text:p text:style-name="P4">Now lets look at the other stuff in the class constructor.</text:p>
      <text:p text:style-name="P5"/>
      <text:p text:style-name="P3"><text:span text:style-name="T4">(line numbers added for this documentation)</text:span> </text:p>
      <text:p text:style-name="P5"/>
      <table:table table:name="Table5" table:style-name="Table5">
        <table:table-column table:style-name="Table5.A"/>
        <table:table-row>
          <table:table-cell table:style-name="Table5.A1" office:value-type="string">
            <text:p text:style-name="P17"><text:span text:style-name="T4">def __init__(self,SPGoodies):</text:span> </text:p>
            <text:p text:style-name="P17"><text:span text:style-name="T4">"""SPGoodies is a class object that CP sets up and will contain references</text:span> </text:p>
            <text:p text:style-name="P17"><text:span text:style-name="T4">to objects, callback methods and observers</text:span> </text:p>
            <text:p text:style-name="P17"><text:span text:style-name="T4">"""</text:span> </text:p>
            <text:p text:style-name="P17"><text:span text:style-name="T4">0 self.logger = logging.getLogger("schoolsplay.fallingletters.Activity")</text:span> </text:p>
            <text:p text:style-name="P17"><text:span text:style-name="T4">1 self.logger.info("Activity started")</text:span> </text:p>
            <text:p text:style-name="P17"><text:span text:style-name="T4">2 self.SPG = SPGoodies</text:span> </text:p>
            <text:p text:style-name="P17"><text:span text:style-name="T4">3 self.screen = self.SPG.get_screen()</text:span> </text:p>
            <text:p text:style-name="P17"><text:span text:style-name="T4">4 self.backgr = self.SPG.get_background()</text:span> </text:p>
            <text:p text:style-name="P17"><text:span text:style-name="T4">5 self.my_datadir = os.path.join(self.SPG.get_libdir_path(),'fallinglettersData')</text:span> </text:p>
            <text:p text:style-name="P18">6 </text:p>
            <text:p text:style-name="P17"><text:span text:style-name="T4">7 # You MUST call SPInit BEFORE using any of the SpriteUtils stuff</text:span> </text:p>
            <text:p text:style-name="P17"><text:span text:style-name="T4">8 # it returns a reference to the special CPGroup</text:span> </text:p>
            <text:p text:style-name="P17"><text:span text:style-name="T4">9 self.actives = SPSpriteUtils.SPInit(self.screen,self.backgr)</text:span> </text:p>
            <text:p text:style-name="P17"><text:span text:style-name="T4">....</text:span> </text:p>
            <text:p text:style-name="P18">10 # Remove these four lines<text:line-break/>11  text = "Template activity, hit the stop button"<text:line-break/>12  surf = utils.char2surf(text,48,RED)<text:line-break/>13  self.screen.blit(surf,(100,200))<text:line-break/>14  pygame.display.flip()<text:line-break/>....</text:p>
          </table:table-cell>
        </table:table-row>
      </table:table>
      <text:p text:style-name="P5"/>
      <text:p text:style-name="P3"><text:span text:style-name="T4">Line 0-1 are the logger stuff we already discussed.</text:span> </text:p>
      <text:p text:style-name="P3"><text:span text:style-name="T4">Line 2 is the object received from the SPC which holds references to various functions you will</text:span> </text:p>
      <text:p text:style-name="P3"><text:span text:style-name="T4">need in your activity. Look at the API docs located in 'APIDOC' for all stuff in SPGoodies.</text:span> </text:p>
      <text:p text:style-name="P3"><text:span text:style-name="T4">Line 3 will setup a reference to the current display surface representing the screen.</text:span> </text:p>
      <text:p text:style-name="P4">Line 4 sill setup a reference to a pygame surface which will be a real copy of the display surface. </text:p>
      <text:p text:style-name="P3"><text:span text:style-name="T4">Line 5 will setup the path to your data directory. You don't need to know were the directories are stored on each supported platform, just ask SPC.</text:span> </text:p>
      <text:p text:style-name="P3"><text:span text:style-name="T4">Line 9 is the most important statement if you intend to use sprites, you must call SPInit regardless if you intend to use the returnt group object. Your sprites will not work if you don't call SPInit first.</text:span> </text:p>
      <text:p text:style-name="P3"><text:span text:style-name="T4">Lines 10-14 are used to display the initial text and you can delete them.</text:span> </text:p>
      <text:p text:style-name="P7"><text:span text:style-name="T4"><text:line-break/></text:span><text:span text:style-name="T6">The 'help' methods.</text:span><text:span text:style-name="T4"><text:line-break/>Going further down you will see the two methods 'get_helptitle' and 'get_name'. You should leave them as they are, notice that 'get_helptitle' is localized<text:line-break/>but the 'get_name' is not. This is intended, 'get_name' is used in relation to the database while 'get_helptitle' is displayed to the user.<text:line-break/>Now we replace some of the 'get_help' strings which are used to display to the user when he/she hits the info button.</text:span> </text:p>
      <text:p text:style-name="P5"/>
      <table:table table:name="Table6" table:style-name="Table6">
        <table:table-column table:style-name="Table6.A"/>
        <table:table-row>
          <table:table-cell table:style-name="Table6.A1" office:value-type="string">
            <text:p text:style-name="P18">def get_helptitle(self):<text:line-break/>        """Mandatory method"""<text:line-break/>        return _("Fallingletters")<text:line-break/>    <text:line-break/>def get_name(self):<text:line-break/>        """Mandatory method, returnt string must be in lowercase."""<text:line-break/>        return "fallingletters"</text:p>
            <text:p text:style-name="P17"><text:span text:style-name="T4">def get_help(self):</text:span> </text:p>
            <text:p text:style-name="P17">     <text:span text:style-name="T4">text = [_("The aim of this activity:"),<text:line-break/>        _("Type the falling letters on the keyboard before they hit the ground."),<text:line-break/>        " ",<text:line-break/>        _("Difficulty : 4-7 years"),<text:line-break/>        " "]</text:span></text:p>
            <text:p text:style-name="P15"/>
          </table:table-cell>
        </table:table-row>
      </table:table>
      <text:p text:style-name="P5"/>
      <text:p text:style-name="P3"><text:span text:style-name="T4">As a reminder, the _() is to make it translatable and the “ “ are empty lines.</text:span> </text:p>
      <text:p text:style-name="P5"/>
      <text:p text:style-name="P3"><text:span text:style-name="T4">The first and last two lines are mandatory for all activities. This is to get a consisted look for all help</text:span> </text:p>
      <text:p text:style-name="P3"><text:span text:style-name="T4">messages in the activities.</text:span> </text:p>
      <text:p text:style-name="P4">Now start CP again choose the new activity and hit the info button to check that everything is working correct. </text:p>
      <text:p text:style-name="P7"><text:span text:style-name="T4"><text:line-break/></text:span><text:span text:style-name="T6">The 'start' method</text:span> <text:span text:style-name="T4">.<text:line-break/>The 'start' method is called by the CPC once after importing the activity and you should use it to setup the stuff needed by your activity.</text:span></text:p>
      <text:p text:style-name="P14"><text:bookmark text:name="boub"/></text:p>
      <table:table table:name="Table7" table:style-name="Table7">
        <table:table-column table:style-name="Table7.A"/>
        <table:table-row table:style-name="Table7.1">
          <table:table-cell table:style-name="Table7.A1" office:value-type="string">
            <text:p text:style-name="P15">def start(self):<text:line-break/>       # first we setup two lists, one with numbers 0-9 and one with letters A-Z<text:line-break/>       # we convert them to images in next_level<text:line-break/>        self.letters_list = []<text:line-break/>        self.numbers_list = []<text:line-break/>        for i in range(65,91):<text:line-break/>            self.letters_list.append(chr(i))<text:line-break/>        for i in range(48,58):<text:line-break/>            self.numbers_list.append(chr(i))<text:line-break/>        # we will also use timers to 'launch' the letters<text:line-break/>        self.timer = None # will hold the timer object<text:line-break/>        # because we will use timers we must pass them the SPC lock object.<text:line-break/>        # The lock is used to lock every thread when a dialog is shown and<text:line-break/>        # everything should 'freeze'<text:line-break/>        self.lock = self.SPG.get_thread_lock()</text:p>
          </table:table-cell>
        </table:table-row>
      </table:table>
      <text:p text:style-name="P13"><text:line-break/>The two lists defined are used by all the levels so it makes sense to set them up in start.<text:line-break/>The important thing to notice is are the two timer related attributes: self.timer and self.lock.<text:line-break/>When you want to use timers use the Timer.Timer object from CP, don't use the timer object from the Python threading module as the CPC<text:line-break/>uses special locks to lock all the threads.<text:line-break/>That's why we get our lock object from the Goodies class which we will pass to our timer later on in the 'next_level' method.<text:line-break/>We define self.timer in here because 'next_level' will test for existing timers before defining new ones.<text:line-break/>It's very important that your activity <text:span text:style-name="T13">never</text:span> leaves threads running, never.<text:line-break/><text:line-break/><text:span text:style-name="T12">The get_score method.</text:span><text:line-break/>The 'get_score' method is passed a string with minutes and seconds  seperated by a colon.</text:p>
      <text:p text:style-name="P14"><text:bookmark text:name="z.d8"/></text:p>
      <table:table table:name="Table8" table:style-name="Table8">
        <table:table-column table:style-name="Table8.A"/>
        <table:table-row table:style-name="Table8.1">
          <table:table-cell table:style-name="Table8.A1" office:value-type="string">
            <text:p text:style-name="P15">def get_score(self,timespend):<text:line-break/>        """Mandatory method.<text:line-break/>        @timespend is the time spend inside the level as it's calculated by the core.<text:line-break/>        returns the score value for the past level.<text:line-break/>        return None if no score value is used"""<text:line-break/>        # as this method is called by the core when a level is finished<text:line-break/>        # we also use it to store the 'missed_chars' counter<text:line-break/>        self.db_mapper.insert('missedletters',Misc.missed_letters)<text:line-break/>        m,s = timespend.split(':')<text:line-break/>        seconds = int(m)*60 + int(s)<text:line-break/>        .....<text:line-break/>        .....</text:p>
          </table:table-cell>
        </table:table-row>
      </table:table>
      <text:p text:style-name="P13"><text:line-break/><text:line-break/>The docstring and comment speaks for themselfs the difficult part is of course to calculate a proper score value between 1-10 that accurate descibes<text:line-break/>the users result in the current level. The CPC takes care of storing the score value in the dbase.<text:line-break/>You can find more info about the score calculation in the wiki.<text:line-break/>(TODO: add link and setup the pages in the wiki)<text:line-break/><text:line-break/><text:span text:style-name="T12">The next_level method.   <text:line-break/></text:span>The next_level method is passed a integer, 'level', indicating the current level and a reference to a dbase abstraction class object.<text:line-break/>See the API docs for details about the dbmapper object, SPDataManager.</text:p>
      <text:p text:style-name="P14"><text:bookmark text:name="w6h-"/></text:p>
      <table:table table:name="Table9" table:style-name="Table9">
        <table:table-column table:style-name="Table9.A"/>
        <table:table-row>
          <table:table-cell table:style-name="Table9.A1" office:value-type="string">
            <text:p text:style-name="P15">def next_level(self,level,dbmapper):<text:line-break/>        """Mandatory method.<text:line-break/>        Return True if there levels left. False when no more levels left."""<text:line-break/>        if level &gt; 6: return False # no more then 6 levels<text:line-break/>        # make sure we don't have a timer running<text:line-break/>        self.stop_timer()<text:line-break/>        # db_mapper is a Python class object that provides easy access to the dbase.<text:line-break/>        self.db_mapper = dbmapper<text:line-break/>        # make sure we don't have objects left in the actives group.<text:line-break/>        self.actives.empty()<text:line-break/>        # reset the screen to clear any crap from former levels<text:line-break/>        self.clear_screen()<text:line-break/>        .......<text:line-break/>        ......</text:p>
          </table:table-cell>
        </table:table-row>
      </table:table>
      <text:p text:style-name="P7"><text:span text:style-name="T4"><text:line-break/>The above listing is pretty much 'boilerplate' code which appears in most activities.<text:line-break/>The first line is just to make sure we don't try to run level greater then 6, some activities that have less levels can use this statement to terminate earlier.<text:line-break/>The CPC ends the activity when the 'next_level' return False.<text:line-break/>Then we make sure we don't have timers running and set the dbase mapper object as a class attribute so that other methods can access the dbase.<text:line-break/>We use the 'actives' group to update all it's members in the 'loop' method so now we make sure we start with an empty group.<text:line-break/>(I explain the 'actives'group in the 'loop' method below)<text:line-break/>Finally we call a custom method 'clear_screen' which just copies a copy of the original screen back onto the pygame display. You probably want to use<text:line-break/>such a method in your own activity so check the 'fallingletters' module in your Childsplay_sp copy and copy/paste it.</text:span></text:p>
      <text:p text:style-name="P14"><text:bookmark text:name="odap"/></text:p>
      <table:table table:name="Table10" table:style-name="Table10">
        <table:table-column table:style-name="Table10.A"/>
        <table:table-row>
          <table:table-cell table:style-name="Table10.A1" office:value-type="string">
            <text:p text:style-name="Table_20_Contents">       ......<text:line-break/>       # special threaded timer object<text:line-break/>        self.timer = Timer.Timer(delay=timersleep,func=self.drop_letter,lock=self.lock)<text:line-break/>        # Normally we would call this in the post_next_level method but we have<text:line-break/>        # set a delay so the first letter will start to drop after that delay.<text:line-break/>        # This way we get a head start to prevent that the user thinks nothing happens.<text:line-break/>        self.timer.start()<text:line-break/>        # return True to tell the core were not done yet<text:line-break/>        return True</text:p>
          </table:table-cell>
        </table:table-row>
      </table:table>
      <text:p text:style-name="P7"><text:line-break/><text:span text:style-name="T4">The 'next_level' method also starts a timer which will call the method 'drop_letter' that displays a letter sprite object which handles it's own movement.<text:line-break/>The lock object is very important to pass to this timer as we want to block any 'falling letters' when the CPC displays a dialog.<text:line-break/>See also the 'Letter' class object in 'fallingletters.py and the 'Fish' and 'Bubble' class objects in the 'fishtank.py' activity for sprite movement examples.<text:line-break/><text:line-break/>The complete code of the 'next_level' method can be found in the fallingletters.py module.<text:line-break/><text:line-break/></text:span><text:span text:style-name="T6">The post_next_level method<text:line-break/></text:span><text:span text:style-name="T4">This method is called imidiatly after the 321 count and it can be used to start stuff that runs in seperate threads independant of the eventloop.<text:line-break/>For example the find_char_sound activity starts the timer for the first selected character otherwise the sound is played during the countdown.<text:line-break/>You can just add a 'pass' statement if you don't need it.</text:span></text:p>
      <text:p text:style-name="P5"/>
      <text:p text:style-name="P16">The loop method</text:p>
      <text:p text:style-name="P13">The loop method is the main eventloop for the activity. It's called 30 times a minute by the CPC.<text:line-break/>Here you should call your sprites to update them, check for events etc.<text:line-break/>The method is passed a list with current events</text:p>
      <text:p text:style-name="P5"/>
      <text:p text:style-name="P14"><text:bookmark text:name="xak5"/></text:p>
      <table:table table:name="Table11" table:style-name="Table11">
        <table:table-column table:style-name="Table11.A"/>
        <table:table-row>
          <table:table-cell table:style-name="Table11.A1" office:value-type="string">
            <text:p text:style-name="P15">def loop(self,events):<text:line-break/>        myevent = None<text:line-break/>        if not self.letter_objects and not self.actives.sprites():<text:line-break/>            # no more sprites left so the level is done.<text:line-break/>            # we call the SPGoodies observer to notify the core the level<text:line-break/>            # is ended and we want to store the collected data<text:line-break/>            self.SPG.tellcore_level_end(store_db=True)<text:line-break/>        for event in events:<text:line-break/>            if event.type is KEYDOWN:<text:line-break/>                # no need to query all sprites with all the events<text:line-break/>                # we only pass it an event if it's an event were intrested in.<text:line-break/>                myevent = event<text:line-break/>        # move all images<text:line-break/>        self.actives.refresh(myevent)<text:line-break/>        return</text:p>
          </table:table-cell>
        </table:table-row>
      </table:table>
      <text:p text:style-name="P5"/>
      <text:p text:style-name="P3"><text:span text:style-name="T4">Here we first define a variable called 'myevent' which we will pass to the 'actives' group because we only interested in certain events, not all events.</text:span> </text:p>
      <text:p text:style-name="P3"><text:span text:style-name="T4">The 'actives' group is a special pygame group object which holds all the sprites that should be updated.</text:span> </text:p>
      <text:p text:style-name="P3"><text:span text:style-name="T4">The group object is returnt by the call 'SPSpriteUtils.SPInit(self.screen,self.backgr)' in the Activity constructor.</text:span> </text:p>
      <text:p text:style-name="P4">See the API docs for details about the group object. </text:p>
      <text:p text:style-name="P5"/>
      <text:p text:style-name="P5"/>
      <text:p text:style-name="P3"><text:span text:style-name="T4">(TODO: perhaps more explanation  about the eventloop and actives group?)</text:span> </text:p>
      <text:p text:style-name="P12"/>
      <text:p text:style-name="P4"><text:span text:style-name="T12">Additional useful methods </text:span>(see the fallingletters module)</text:p>
      <text:p text:style-name="P3"><text:span text:style-name="T4">The following methods are, among others, used in fallingletters.py and might be useful in your own activity.</text:span> </text:p>
      <text:p text:style-name="P5"/>
      <text:p text:style-name="P3"><text:span text:style-name="T4">clear_screen()</text:span> </text:p>
      <text:p text:style-name="P4">Called in 'next_level' to restore the screen to it's original state. It uses 'orgscreen' which is a copy of the pygame screen surface and it's defined in the Activity constructor .</text:p>
      <text:p text:style-name="P12"/>
      <text:p text:style-name="P3"><text:span text:style-name="T4">stop_timer()</text:span> </text:p>
      <text:p text:style-name="P4">Is called by the CPC on every activity</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Times New Roman1" fo:font-size="8pt" style:font-name-asian="Times New Roman1" style:font-size-asian="8pt" style:font-name-complex="Times New Roman1" style:font-size-complex="8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1-23T05:07:19</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1" meta:image-count="0" meta:object-count="0" meta:page-count="2" meta:paragraph-count="113" meta:word-count="3056" meta:character-count="19338"/>
  </office:meta>
</office:document-meta>
</file>